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text-properties officeooo:paragraph-rsid="0117a8d9"/>
    </style:style>
    <style:style style:name="P37" style:family="paragraph" style:parent-style-name="Standard">
      <style:text-properties officeooo:paragraph-rsid="0118f8f7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39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4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0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3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5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41">•</text:p>
            <text:p text:style-name="P41"/>
            <text:p text:style-name="P41">•</text:p>
          </table:table-cell>
          <table:table-cell table:style-name="Table2.B1" office:value-type="string">
            <text:p text:style-name="P39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0"/>
            <text:p text:style-name="P40"/>
            <text:p text:style-name="P40"/>
          </table:table-cell>
          <table:table-cell table:style-name="Table2.B1" office:value-type="string">
            <text:p text:style-name="P54">linkedin.com/in/rszhu</text:p>
            <text:p text:style-name="P54">github.com/richardszhu</text:p>
            <text:p text:style-name="P35">ocf.io/rszhu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6"><text:span text:style-name="T115">Top Margin: 10</text:span></text:p><text:p text:style-name="P56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6"><text:span text:style-name="T115">Top Margin : 0</text:span></text:p><text:p text:style-name="P56"><text:span text:style-name="T115">Bottom Margin : 0</text:span></text:p><text:p text:style-name="P56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6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3686997208" text:style-name="L1">
              <text:list-item>
                <text:p text:style-name="P42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5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3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3220753252306" text:continue-numbering="true" text:style-name="L1">
              <text:list-item>
                <text:p text:style-name="P46">An improved remake of the classic video game Bomberman that can be played on modern devices</text:p>
              </text:list-item>
              <text:list-item>
                <text:p text:style-name="P48">Added an all-new local multiplayer mode, <text:span text:style-name="T113">featuring</text:span> dynamic player vs. player gameplay </text:p>
              </text:list-item>
              <text:list-item>
                <text:p text:style-name="P49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73219874786893" text:continue-numbering="true" text:style-name="L1">
              <text:list-item>
                <text:p text:style-name="P50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2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3219850505591" text:continue-numbering="true" text:style-name="L1">
              <text:list-item>
                <text:p text:style-name="P51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3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3219857721291" text:continue-numbering="true" text:style-name="L1">
              <text:list-item>
                <text:p text:style-name="P46">An interactive typing program that calculates typing speed and accuracy with every keystroke</text:p>
              </text:list-item>
              <text:list-item>
                <text:p text:style-name="P42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3219000937340" text:continue-numbering="true" text:style-name="L1">
              <text:list-item>
                <text:p text:style-name="P52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2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3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3220211758825" text:continue-numbering="true" text:style-name="L1">
              <text:list-item>
                <text:p text:style-name="P42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2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3387492625" text:style-name="L2">
              <text:list-item>
                <text:p text:style-name="P47">Taught programming and circuitry at the library to over 200 students (Python, Javascript, Arduino)</text:p>
              </text:list-item>
              <text:list-item>
                <text:p text:style-name="P44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ext:p text:style-name="P37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32:18.583377919</dc:date>
    <meta:editing-duration>P1DT4H19M6S</meta:editing-duration>
    <meta:editing-cycles>209</meta:editing-cycles>
    <meta:document-statistic meta:table-count="12" meta:image-count="6" meta:object-count="0" meta:page-count="2" meta:paragraph-count="66" meta:word-count="438" meta:character-count="5739" meta:non-whitespace-character-count="2657"/>
  </office:meta>
</office:document-meta>
</file>